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0cm"/>
      <style:paragraph-properties style:writing-mode="lr-tb"/>
    </style:style>
    <style:style style:name="gr6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svg:stroke-width="0.05cm" svg:stroke-color="#000000" draw:marker-start-width="0.125cm" draw:marker-end="Arrow" draw:marker-end-width="0.20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0.25cm" fo:min-width="3.25cm"/>
      <style:paragraph-properties style:writing-mode="lr-tb"/>
    </style:style>
    <style:style style:name="gr11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min-height="3.5cm" fo:min-width="8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min-height="3.75cm" fo:min-width="8cm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05cm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 draw:fill-color="#dddddd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00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cm" svg:height="0.5cm" svg:x="3.5cm" svg:y="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5cm" svg:y="3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3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3.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3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5cm" svg:y="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4cm">
          <text:p text:style-name="P1"><text:span text:style-name="T1">1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5cm" svg:y="4.5cm">
          <text:p text:style-name="P1"><text:span text:style-name="T1">1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4.5cm">
          <text:p text:style-name="P1"><text:span text:style-name="T1">1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4.5cm">
          <text:p text:style-name="P1"><text:span text:style-name="T1">1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4.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3.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3.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3.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3.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4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4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4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4.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4.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4.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4.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5.2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5.2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2" draw:text-style-name="P3" draw:layer="layout" svg:width="0.5cm" svg:height="0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8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8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8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5cm" svg:height="0.5cm" svg:x="5cm" svg:y="8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9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9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9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9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9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0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0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0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0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8.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8.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8.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8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9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9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9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9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9.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9.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9.5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9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0.5cm" svg:height="0.5cm" svg:x="8cm" svg:y="10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0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0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0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8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10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10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5" draw:text-style-name="P5" draw:layer="layout" svg:width="0.5cm" svg:height="0.5cm" svg:x="5.5cm" svg:y="9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9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0.5cm" svg:height="0.5cm" svg:x="5.5cm" svg:y="10cm">
          <text:p text:style-name="P1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0.5cm" svg:height="0.5cm" svg:x="7.5cm" svg:y="8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9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0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10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draw:line-skew="0.251cm" svg:x1="5.25cm" svg:y1="8.5cm" svg:x2="7.75cm" svg:y2="8.5cm" draw:start-shape="id1" draw:start-glue-point="0" draw:end-shape="id2" draw:end-glue-point="0" svg:d="M5250 8500c0-375 2500-375 2500 0" svg:viewBox="0 0 2501 282">
          <text:p/>
        </draw:connector>
        <draw:connector draw:style-name="gr8" draw:text-style-name="P6" draw:layer="layout" draw:type="curve" draw:line-skew="-0.251cm" svg:x1="8.25cm" svg:y1="10.5cm" svg:x2="5.75cm" svg:y2="10.5cm" draw:start-shape="id3" draw:start-glue-point="2" draw:end-shape="id4" draw:end-glue-point="2" svg:d="M8250 10500c0 375-2500 375-2500 0" svg:viewBox="0 0 2501 282">
          <text:p/>
        </draw:connector>
        <draw:custom-shape draw:style-name="gr9" draw:text-style-name="P6" draw:layer="layout" svg:width="0.5cm" svg:height="2cm" svg:x="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3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3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4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4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4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4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3.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3.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3.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3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4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4.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4.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4.5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4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3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15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15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5" draw:text-style-name="P5" draw:layer="layout" svg:width="0.5cm" svg:height="0.5cm" svg:x="5.5cm" svg:y="14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4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5cm">
          <text:p text:style-name="P1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3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4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4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draw:line-skew="0.287cm" svg:x1="3.75cm" svg:y1="13.5cm" svg:x2="10.25cm" svg:y2="13.5cm" draw:start-shape="id5" draw:start-glue-point="0" draw:end-shape="id6" draw:end-glue-point="0" svg:d="M3750 13500c0-357 6500-357 6500 0" svg:viewBox="0 0 6501 269">
          <text:p/>
        </draw:connector>
        <draw:connector draw:style-name="gr8" draw:text-style-name="P6" draw:layer="layout" draw:type="curve" draw:line-skew="-0.287cm" svg:x1="9.75cm" svg:y1="15.5cm" svg:x2="3.25cm" svg:y2="15.5cm" draw:start-shape="id7" draw:start-glue-point="2" draw:end-shape="id8" draw:end-glue-point="2" svg:d="M9750 15500c0 357-6500 357-6500 0" svg:viewBox="0 0 6501 269">
          <text:p/>
        </draw:connector>
        <draw:custom-shape draw:style-name="gr5" draw:text-style-name="P7" xml:id="id6" draw:id="id6" draw:layer="layout" svg:width="0.5cm" svg:height="0.5cm" svg:x="10cm" svg:y="1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4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3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4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0.5cm" svg:height="0.5cm" svg:x="3cm" svg:y="1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5" draw:id="id5" draw:layer="layout" svg:width="0.5cm" svg:height="2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" draw:id="id7" draw:layer="layout" svg:width="0.5cm" svg:height="2cm" svg:x="9.5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5cm" svg:height="0.5cm" svg:x="2.5cm" svg:y="2cm">
          <text:p text:style-name="P1"><text:span text:style-name="T3">mpi-send-col1.svg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5cm" svg:height="3.7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5cm" svg:height="0.5cm" svg:x="2.5cm" svg:y="7cm">
          <text:p text:style-name="P1"><text:span text:style-name="T3">mpi-send-col2.sv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5cm" svg:height="4cm" svg:x="2.5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5cm" svg:height="0.5cm" svg:x="2.5cm" svg:y="12cm">
          <text:p text:style-name="P1"><text:span text:style-name="T3">mpi-send-col3.sv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5cm" svg:height="4cm" svg:x="2.5cm" svg:y="12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3" draw:layer="layout" svg:width="0.5cm" svg:height="0.5cm" svg:x="5.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5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5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8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8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8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0.5cm" svg:height="0.5cm" svg:x="5cm" svg:y="8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9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9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9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9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9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0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0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0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0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8.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8.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8.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8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9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9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9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9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9.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9.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9.5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9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0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0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0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0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10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10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5" draw:text-style-name="P5" xml:id="id10" draw:id="id10" draw:layer="layout" svg:width="0.5cm" svg:height="0.5cm" svg:x="7.5cm" svg:y="8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9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0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10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draw:line-skew="0.251cm" svg:x1="5.25cm" svg:y1="8.5cm" svg:x2="7.75cm" svg:y2="8.5cm" draw:start-shape="id9" draw:start-glue-point="0" draw:end-shape="id10" draw:end-glue-point="0" svg:d="M5250 8500c0-375 2500-375 2500 0" svg:viewBox="0 0 2501 282">
          <text:p/>
        </draw:connector>
        <draw:custom-shape draw:style-name="gr9" draw:text-style-name="P6" draw:layer="layout" svg:width="0.5cm" svg:height="2cm" svg:x="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1" draw:id="id11" draw:layer="layout" svg:width="0.5cm" svg:height="2cm" svg:x="9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3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3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4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4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4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4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3.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3.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3.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3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4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4.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4.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4.5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4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0.5cm" svg:height="0.5cm" svg:x="5.5cm" svg:y="13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15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15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5" draw:text-style-name="P5" draw:layer="layout" svg:width="0.5cm" svg:height="0.5cm" svg:x="5.5cm" svg:y="14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4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5cm">
          <text:p text:style-name="P1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3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4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4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6" draw:id="id16" draw:layer="layout" svg:width="0.5cm" svg:height="0.5cm" svg:x="10cm" svg:y="1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4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3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4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5" draw:id="id15" draw:layer="layout" svg:width="0.5cm" svg:height="2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5cm" svg:height="2cm" svg:x="8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5cm" svg:height="0.5cm" svg:x="2.5cm" svg:y="7cm">
          <text:p text:style-name="P1"><text:span text:style-name="T3">mpi-send-col4.sv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5cm" svg:height="4cm" svg:x="2.5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5cm" svg:height="0.5cm" svg:x="2.5cm" svg:y="12cm">
          <text:p text:style-name="P1"><text:span text:style-name="T3">mpi-send-col5.sv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5cm" svg:height="4cm" svg:x="2.5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2" draw:id="id12" draw:layer="layout" svg:width="0.5cm" svg:height="0.5cm" svg:x="3cm" svg:y="8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9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9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0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curve" draw:line-skew="0.216cm" svg:x1="9.75cm" svg:y1="8.5cm" svg:x2="10.664cm" svg:y2="8.216cm" draw:start-shape="id11" draw:start-glue-point="0" svg:d="M9750 8500c0-463 914-321 914-284" svg:viewBox="0 0 915 335">
          <text:p/>
        </draw:connector>
        <draw:connector draw:style-name="gr13" draw:text-style-name="P6" draw:layer="layout" draw:type="curve" draw:line-skew="0.16cm" svg:x1="2.699cm" svg:y1="8.136cm" svg:x2="3.25cm" svg:y2="8.5cm" draw:end-shape="id12" draw:end-glue-point="0" svg:d="M2699 8136c0 34 551-147 551 364" svg:viewBox="0 0 552 370">
          <text:p/>
        </draw:connector>
        <draw:connector draw:style-name="gr13" draw:text-style-name="P6" draw:layer="layout" draw:type="curve" draw:line-skew="0.287cm" svg:x1="8.25cm" svg:y1="13.5cm" svg:x2="5.75cm" svg:y2="13.5cm" draw:start-shape="id13" draw:start-glue-point="0" draw:end-shape="id14" draw:end-glue-point="0" svg:d="M8250 13500c0-357-2500-357-2500 0" svg:viewBox="0 0 2501 269">
          <text:p/>
        </draw:connector>
        <draw:connector draw:style-name="gr13" draw:text-style-name="P6" draw:layer="layout" draw:type="curve" draw:line-skew="0.225cm" svg:x1="3.75cm" svg:y1="13.5cm" svg:x2="2.789cm" svg:y2="13.252cm" draw:start-shape="id15" draw:start-glue-point="0" svg:d="M3750 13500c0-450-961-326-961-248" svg:viewBox="0 0 962 326">
          <text:p/>
        </draw:connector>
        <draw:connector draw:style-name="gr13" draw:text-style-name="P6" draw:layer="layout" draw:type="curve" draw:line-skew="0.177cm" svg:x1="10.814cm" svg:y1="13.202cm" svg:x2="10.25cm" svg:y2="13.5cm" draw:end-shape="id16" draw:end-glue-point="0" svg:d="M10814 13202c0-39-564-188-564 298" svg:viewBox="0 0 565 3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8T22:22:36.801290103</dc:date>
    <dc:creator>Moreno Marzolla</dc:creator>
    <meta:editing-duration>PT15M14S</meta:editing-duration>
    <meta:editing-cycles>13</meta:editing-cycles>
    <meta:generator>LibreOffice/6.4.7.2$Linux_X86_64 LibreOffice_project/40$Build-2</meta:generator>
    <meta:document-statistic meta:object-count="278"/>
  </office:meta>
</office:document-meta>
</file>